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 svg:font-family="'Times New Roman'"/>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P2" style:family="paragraph" style:parent-style-name="Standard">
      <style:text-properties fo:color="#000000"/>
    </style:style>
    <style:style style:name="P3" style:family="paragraph" style:parent-style-name="Heading_20_1">
      <style:text-properties fo:color="#000000" fo:font-size="14pt" fo:font-weight="bold" style:font-size-asian="14pt" style:font-weight-asian="bold"/>
    </style:style>
    <style:style style:name="P4" style:family="paragraph" style:parent-style-name="Text_20_body">
      <style:text-properties fo:color="#800000"/>
    </style:style>
    <style:style style:name="P5" style:family="paragraph" style:parent-style-name="Text_20_body">
      <style:text-properties fo:color="#000000"/>
    </style:style>
    <style:style style:name="P6" style:family="paragraph" style:parent-style-name="Heading">
      <style:text-properties fo:font-weight="bold" style:font-weight-asian="bold" style:font-weight-complex="bold"/>
    </style:style>
    <style:style style:name="P7" style:family="paragraph" style:parent-style-name="Standard">
      <style:text-properties fo:color="#000000"/>
    </style:style>
    <style:style style:name="P8" style:family="paragraph" style:parent-style-name="Standard" style:list-style-name="L6">
      <style:text-properties fo:color="#000000"/>
    </style:style>
    <style:style style:name="P9" style:family="paragraph" style:parent-style-name="Standard" style:list-style-name="L6">
      <style:text-properties fo:color="#000000"/>
    </style:style>
    <style:style style:name="P10" style:family="paragraph" style:parent-style-name="Standard" style:list-style-name="L6">
      <style:text-properties fo:font-size="10pt"/>
    </style:style>
    <style:style style:name="P11" style:family="paragraph" style:parent-style-name="Text_20_body">
      <style:text-properties fo:color="#000000"/>
    </style:style>
    <style:style style:name="P12" style:family="paragraph" style:parent-style-name="Text_20_body" style:list-style-name="L4">
      <style:text-properties fo:color="#000000"/>
    </style:style>
    <style:style style:name="P13" style:family="paragraph" style:parent-style-name="Text_20_body" style:list-style-name="L4">
      <style:text-properties fo:color="#000000"/>
    </style:style>
    <style:style style:name="P14" style:family="paragraph" style:parent-style-name="Text_20_body" style:list-style-name="L5"/>
    <style:style style:name="P15" style:family="paragraph" style:parent-style-name="Text_20_body" style:list-style-name="L5"/>
    <style:style style:name="P16" style:family="paragraph" style:parent-style-name="Text_20_body" style:list-style-name="L5"/>
    <style:style style:name="P17" style:family="paragraph" style:parent-style-name="Text_20_body" style:list-style-name="L4">
      <style:paragraph-properties fo:margin-left="-1.251cm" fo:margin-right="0cm" fo:text-indent="0cm" style:auto-text-indent="false"/>
      <style:text-properties fo:color="#000000"/>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list-style-name="L4">
      <style:paragraph-properties fo:margin-left="0cm" fo:margin-right="0cm" fo:text-indent="0cm" style:auto-text-indent="false"/>
      <style:text-properties fo:color="#000000"/>
    </style:style>
    <style:style style:name="P20" style:family="paragraph" style:parent-style-name="Text_20_body" style:list-style-name="L4">
      <style:paragraph-properties fo:margin-left="0cm" fo:margin-right="0cm" fo:text-indent="0cm" style:auto-text-indent="false"/>
      <style:text-properties fo:color="#000000"/>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color="#800000"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Times New Roman" fo:font-size="10pt"/>
    </style:style>
    <style:style style:name="T8" style:family="text">
      <style:text-properties fo:color="#000000" fo:font-size="12pt"/>
    </style:style>
    <style:style style:name="T9" style:family="text">
      <style:text-properties fo:color="#000000" fo:font-size="10pt"/>
    </style:style>
    <style:style style:name="T10" style:family="text">
      <style:text-properties style:font-name="Times New Roman"/>
    </style:style>
    <style:style style:name="T11" style:family="text">
      <style:text-properties style:font-name="Times New Roman" fo:font-size="12pt"/>
    </style:style>
    <style:style style:name="T12" style:family="text">
      <style:text-properties fo:font-size="12pt"/>
    </style:style>
    <style:style style:name="T13" style:family="text">
      <style:text-properties fo:font-size="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Fastpath Logic, Inc. Whitepaper</text:h>
      <text:p text:style-name="P6">Automating the generation of cycle based C++ simulators, C++ vector and state data writers and readers, and test benches.</text:p>
      <text:p text:style-name="P2"><text:span text:style-name="T1">Abstract</text:span>:</text:p>
      <text:p text:style-name="Text_20_body"><text:span text:style-name="T5">Fastpath Logic has built a new type of tool (CSLc) that generates chip infrastructure and verification support C++ code and RTL code, and documentation from a single input. </text:span><text:span text:style-name="T6"><text:s/>A single language is used to describe chip infrastructure and verification support structures and relationships between these structures results in a synergy that cannot be achieved using multiple point-tools. A single tool can check and create the connections <text:s/>between the C++ simulator units and vector writers and readers. It can also check and create the connections between the</text:span></text:p>
      <text:p text:style-name="Text_20_body"><text:span text:style-name="T6"><text:s/>. </text:span><text:span text:style-name="T3">In addition CSLc can check the connections between Verilog RTL and the chip and verification intrastructure. </text:span><text:span text:style-name="T6">CSLc is a single point tool which results in a more efficient design process. It is currently estimated that design teams spend 50% of their time verifying chips. Many of the bugs that need to be fixed are consistency bugs between design elements and between the design, the simulator and or verification environment. CSLc prevents these types of bugs by using a single input to specify the and the chip and verification intrastructure <text:s/>components and the connections between these components.</text:span></text:p>
      <text:p text:style-name="P4">There is an entire generation of verification engineers who have learned how to write cycle based C++ simulators. The engineers write C++ code which is evaluated only once per clock cycle. The cycle based C++ simulators use libraries to implement the simulation engine. The simulator engineers can model the connections (e.g. wires and ports) using C++ scalars (e.g. unsigned int's) and aggregate structures (e.g. structures, classes, STL vectors, etc.) . Thes simulator engineers use C++ constants and functions generated by code generators in the <text:s/>cycle based C++ simulators. The C++ constants and functions are equivalent to RTL constants (e.g. 'defines, paramters, bit ranges, part selects) and RTL code (e.g. Verilog module interfaces, always blocks implmenting registers, etc.) generated by code generators. </text:p>
      <text:p text:style-name="P5"><text:span text:style-name="T4">A cycle based C++ simulator f</text:span>unctional simulator The functional simulator infrastructure is the C++ simulator's design hierarchy and interconnect, any memories or register files which state data is extracted from, the generated C++ constants and functions representing things like bit field widths, memory addresses, instruction set opcodes, and other constants.<text:line-break/><text:line-break/>Verification refers to anything that is not the actual design implementation of the chip<text:line-break/>in RTL. <text:line-break/>Verification infrastructure diagram shows the verification infrastructure:<text:line-break/></text:p>
      <text:list text:style-name="L4">
        <text:list-item>
          <text:p text:style-name="P12">The C++ simulator state data writers-they generate files containing memory images when a specific transaction takes place</text:p>
        </text:list-item>
        <text:list-item>
          <text:p text:style-name="P12">The C++ simulator vector writers-they generate files containing vectors when a specific transaction takes place</text:p>
        </text:list-item>
        <text:list-item>
          <text:p text:style-name="P19">The test bench and its components such as the vector memories and address generator are the verification infrastructure.</text:p>
          <text:p text:style-name="P19"/>
          <text:p text:style-name="P17">The chip infrastructure are the parts of the chip which are not related to algorithms and which can be generated automatically by the CSL compiler.<text:line-break/>Examples of chip infrastructure include the design hierarchy and interconnect, any memories or register files which state data is extracted from, the generated C++ constants and functions representing things like bit field widths, memory addresses, instruction set opcodes, and other constants.<text:line-break/></text:p>
        </text:list-item>
      </text:list>
      <text:p text:style-name="P5">cycle based C++ simulator<text:line-break/>-support for multiple clock domains<text:line-break/>-transaction level or cycle accurate modeling<text:line-break/>-generates transaction level or cycle accurate vectors<text:line-break/>-generates transaction level state data<text:line-break/>-simulator theory of operation (d-&gt;q, generate and propagate)<text:line-break/>-simulation cycle<text:line-break/>-automatic generation of unit hierarchy and interconnections between units<text:line-break/>-automatic generation of vector writers  and automatic connection of unit ports to <text:line-break/> vectors<text:line-break/>-automatic generation of state data writers  and automatic connection of unit memories <text:line-break/> to  vectors<text:line-break/>-automatic generation of constants and functions that represent the chip<text:line-break/>  infrastructure components (e.g. memory map address constants, instruction set field<text:line-break/> bit range constants and functions for inserting/extracting bit fields to/from the C++ <text:line-break/> variables, instruction set decoders-case statements, interconnection bit range widths <text:line-break/> and max value checkers)<text:line-break/>-command shell for navigating the design hierarchy and controlling and debugging the simulation</text:p>
      <text:p text:style-name="P5">-waveform generator for viewing the simulator in Debussy or VCD readers.</text:p>
      <text:p text:style-name="P5">-automatic registrstration of vector and state data writers, units, registers and other state elements with the simulation engine, </text:p>
      <text:p text:style-name="P5">-initialize state elements with <text:span text:style-name="T4">load random values prior to the start of simulation</text:span></text:p>
      <text:p text:style-name="P5"/>
      <text:p text:style-name="P5"><text:s/>you need a design hierarchy with instance names </text:p>
      <text:p text:style-name="P5">you need a list of vectors associated with each module </text:p>
      <text:p text:style-name="P5">when you create a vector in CSL you associate the vector with a MODULE name </text:p>
      <text:p text:style-name="P5">when you create a design hierarchy you create a tree of instances </text:p>
      <text:p text:style-name="P5"><text:span text:style-name="T4">therefor when you have a design hierarchy and a list of vectors you can determine which module INSTANCES are connected to which vectors and then the C++ code generator creates the vector writers in the C++ simulator.</text:span></text:p>
      <text:p text:style-name="P18"><text:span text:style-name="T8">There are several types of connections:</text:span></text:p>
      <text:list text:style-name="L5">
        <text:list-item>
          <text:p text:style-name="P14"><text:span text:style-name="T8">connections between chip components and chip components</text:span></text:p>
        </text:list-item>
        <text:list-item>
          <text:p text:style-name="P14"><text:span text:style-name="T8">connections between verification components and chip components</text:span></text:p>
        </text:list-item>
        <text:list-item>
          <text:p text:style-name="P14"><text:span text:style-name="T8">connections between verification components and chip components</text:span></text:p>
        </text:list-item>
      </text:list>
      <text:p text:style-name="P2"><text:span text:style-name="T7"/></text:p>
      <text:p text:style-name="P2"><text:span text:style-name="T7">There are two types of chip components:</text:span></text:p>
      <text:list text:style-name="L6">
        <text:list-item>
          <text:p text:style-name="P8"><text:span text:style-name="T7">algorithmic chip components</text:span></text:p>
        </text:list-item>
        <text:list-item>
          <text:p text:style-name="P8"><text:span text:style-name="T7">infrastructure chip components</text:span></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 svg:font-family="'Times New Roman'"/>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T1" style:family="text">
      <style:text-properties fo:font-weight="bold" style:font-weight-asian="bold" style:font-name-complex="Arial"/>
    </style:style>
    <style:style style:name="T2" style:family="text">
      <style:text-properties fo:font-weight="bold" style:font-weight-asian="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erek Pappas</meta:initial-creator>
    <meta:creation-date>2007-08-28T11:05:15</meta:creation-date>
    <dc:creator>Derek Pappas</dc:creator>
    <dc:date>2007-09-15T14:18:02</dc:date>
    <dc:language>en-AU</dc:language>
    <meta:editing-cycles>20</meta:editing-cycles>
    <meta:editing-duration>PT21H4M3S</meta:editing-duration>
    <meta:user-defined meta:name="Info 1"/>
    <meta:user-defined meta:name="Info 2"/>
    <meta:user-defined meta:name="Info 3"/>
    <meta:user-defined meta:name="Info 4"/>
    <meta:document-statistic meta:table-count="0" meta:image-count="0" meta:object-count="0" meta:page-count="3" meta:paragraph-count="28" meta:word-count="829" meta:character-count="5634"/>
  </office:meta>
</office:document-meta>
</file>